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4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4:00</dc:date>
    <meta:editing-duration>PT6H6M35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0" meta:character-count="780" meta:non-whitespace-character-count="684"/>
  </office:meta>
</office:document-meta>
</file>